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2">
      <style:paragraph-properties fo:margin-left="0cm" fo:margin-right="0cm" fo:text-indent="0cm" style:auto-text-indent="false"/>
    </style:style>
    <style:style style:name="T1" style:family="text">
      <style:text-properties officeooo:rsid="000a5d6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l <text:span text:style-name="Strong_20_Emphasis">Nudging Proactivo</text:span> (o "codazo" positivo) en Stratos se basa en la <text:span text:style-name="Strong_20_Emphasis">Teoría del Nudge</text:span>, que busca influir en el comportamiento de las personas de forma sutil, sin prohibir opciones ni cambiar incentivos económicos. En el contexto de nuestra plataforma, es el sistema que evita que Stratos sea un "software pasivo" y lo convierte en un <text:span text:style-name="Strong_20_Emphasis">agente activo de cambio</text:span>.</text:p>
      <text:p text:style-name="P1">Aquí te explico cómo funciona y por qué es importante:</text:p>
      <text:h text:style-name="P2" text:outline-level="3"><text:bookmark text:name="user-content-1-el-concepto-del-tablero-a-la-acción"/>1. El concepto: Del Tablero a la Acción</text:h>
      <text:p text:style-name="P1">La mayoría de las plataformas de RH son "tableros" (Dashboards) donde la información muere si nadie la mira. El <text:span text:style-name="Strong_20_Emphasis">Nudging Proactivo</text:span> es la IA de Stratos (el "Cerebro") tomando la iniciativa para que las cosas sucedan.</text:p>
      <text:h text:style-name="P2" text:outline-level="3"><text:bookmark text:name="user-content-2-cómo-se-aplica-en-stratos-casos-de-uso"/>2. ¿Cómo se aplica en Stratos? (Casos de uso)</text:h>
      <text:list text:style-name="L1">
        <text:list-item>
          <text:p text:style-name="P3"><text:span text:style-name="Strong_20_Emphasis">En Aprendizaje (LMS):</text:span> En lugar de esperar a que el usuario entre, el sistema detecta que Carlos tiene una brecha crítica en "AI Engineering" necesaria para el próximo Escenario Estratégico y le envía un mensaje: <text:span text:style-name="Emphasis">"Carlos, hemos reservado un slot de 15 min en tu calendario para el micro-curso de Prompt Engineering que necesitas para el proyecto de Q3"</text:span>.</text:p>
        </text:list-item>
        <text:list-item>
          <text:p text:style-name="P3"><text:span text:style-name="Strong_20_Emphasis">En Mentoría:</text:span> Si el sistema nota que un Mentor y su Mentee no han interactuado en 2 semanas, lanza un <text:span text:style-name="Emphasis">nudge</text:span>: <text:span text:style-name="Emphasis">"Hola Lucía, notamos que no has tenido tu sesión de feedback con tu mentor. ¿Quieres que les sugiera un horario para mañana?"</text:span>.</text:p>
        </text:list-item>
        <text:list-item>
          <text:p text:style-name="P3"><text:span text:style-name="Strong_20_Emphasis">En Retención (Culture Sentinel):</text:span> Si la IA detecta que un "High Potential" (talento clave) ha bajado su nivel de participación en misiones, alerta al líder con un consejo: <text:span text:style-name="Emphasis">"Riesgo de desvinculación detectado en el equipo. Te sugerimos tener una charla de café informal con Roberto para hablar sobre sus metas de carrera"</text:span>.</text:p>
        </text:list-item>
        <text:list-item>
          <text:p text:style-name="P4"><text:span text:style-name="Strong_20_Emphasis">En Evaluación 360:</text:span> Envía recordatorios personalizados a los evaluadores que faltan, no como spam, sino como facilitador: <text:span text:style-name="Emphasis">"Solo te faltan 2 evaluaciones para cerrar el ciclo de tu equipo. ¡Hazlo ahora en 3 minutos desde Slack!"</text:span>.</text:p>
        </text:list-item>
      </text:list>
      <text:h text:style-name="P2" text:outline-level="3"><text:bookmark text:name="user-content-3-el-motor-técnico"/>3. El Motor Técnico</text:h>
      <text:p text:style-name="P1">Técnicamente, se orquesta a través de:</text:p>
      <text:list text:style-name="L2">
        <text:list-item>
          <text:p text:style-name="P5"><text:span text:style-name="Strong_20_Emphasis">SmartAlertService</text:span>: El motor que decide qué alerta es importante y a quién va dirigida.</text:p>
        </text:list-item>
        <text:list-item>
          <text:p text:style-name="P5"><text:span text:style-name="Strong_20_Emphasis">Canales Híbridos</text:span>: Notificaciones por Slack, Teams, Email o directamente en el portal "Mi Stratos".</text:p>
        </text:list-item>
        <text:list-item>
          <text:p text:style-name="P6"><text:span text:style-name="Strong_20_Emphasis">Contexto Estratégico</text:span>: Los nudges no son aleatorios; están alineados con los objetivos de los <text:span text:style-name="Strong_20_Emphasis">Escenarios de Negocio</text:span> (Bloque C).</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8T17:19:13.479419037</meta:creation-date>
    <dc:date>2026-03-08T17:20:07.862703834</dc:date>
    <meta:editing-duration>PT58S</meta:editing-duration>
    <meta:editing-cycles>1</meta:editing-cycles>
    <meta:document-statistic meta:table-count="0" meta:image-count="0" meta:object-count="0" meta:page-count="1" meta:paragraph-count="14" meta:word-count="377" meta:character-count="2216" meta:non-whitespace-character-count="1860"/>
    <meta:generator>LibreOffice/25.2.3.2$Linux_X86_64 LibreOffice_project/520$Build-2</meta:generator>
  </office:meta>
</office:document-meta>
</file>